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ption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Descriptor.checkFlags( final int fla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OptionDescriptor.CLOptionDescriptor( final String name , final int flags , final int id , final String description , final CLOptionDescriptor [ ] incompat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OptionDescriptor.get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OptionDescriptor.CLOptionDescriptor( final String name , final int flags , final int id , final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OptionDescrip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Descriptor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ptionDescript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